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RUMap.get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RUMap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setChunkSize( int chunk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RUMap.dumpCach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remove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RUMap.LRU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RUMap.getChunk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verifyCache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LRU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get(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RUMap.LRUMap( int max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RUMap.processRemovedLRU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RUMap.getQuiet(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RUMap.verifyCache( Object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RU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dumpCacheEntr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RUMap.dumpM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RU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RUMap.addFirst( Object key , Objec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RUMap.putAll( Map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RUMap.put( Object key , Object valu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LRU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RU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